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9000002624A32526318582F0F.png" manifest:media-type="image/png"/>
  <manifest:file-entry manifest:full-path="Pictures/10000000000002B900000262EE63DB888747B5D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opacity="0%" draw:opacity="30%" draw:textarea-horizontal-align="justify" draw:textarea-vertical-align="middle" draw:auto-grow-height="false" fo:min-height="3.872cm" fo:min-width="4.199cm"/>
    </style:style>
    <style:style style:name="gr3" style:family="graphic" style:parent-style-name="standard">
      <style:graphic-properties svg:stroke-opacity="0%" draw:fill-color="#ffff00" draw:opacity="30%" draw:textarea-horizontal-align="justify" draw:textarea-vertical-align="middle" draw:auto-grow-height="false" fo:min-height="3.872cm" fo:min-width="4.199cm"/>
    </style:style>
    <style:style style:name="gr4" style:family="graphic" style:parent-style-name="standard">
      <style:graphic-properties svg:stroke-opacity="0%" draw:fill-color="#ff3838" draw:opacity="30%" draw:textarea-horizontal-align="justify" draw:textarea-vertical-align="middle" draw:auto-grow-height="false" fo:min-height="3.871cm" fo:min-width="4.198cm"/>
    </style:style>
    <style:style style:name="gr5" style:family="graphic" style:parent-style-name="standard">
      <style:graphic-properties svg:stroke-opacity="0%" draw:fill-color="#81d41a" draw:opacity="14%" draw:textarea-horizontal-align="justify" draw:textarea-vertical-align="middle" draw:auto-grow-height="false" fo:min-height="3.871cm" fo:min-width="4.199cm"/>
    </style:style>
    <style:style style:name="gr6" style:family="graphic" style:parent-style-name="standard">
      <style:graphic-properties svg:stroke-opacity="0%" draw:fill-color="#999999" draw:opacity="30%" draw:textarea-horizontal-align="justify" draw:textarea-vertical-align="middle" draw:auto-grow-height="false" fo:min-height="3.872cm" fo:min-width="4.199cm"/>
    </style:style>
    <style:style style:name="gr7" style:family="graphic" style:parent-style-name="standard">
      <style:graphic-properties svg:stroke-opacity="0%" draw:fill-color="#069a2e" draw:opacity="30%" draw:textarea-horizontal-align="justify" draw:textarea-vertical-align="middle" draw:auto-grow-height="false" fo:min-height="3.872cm" fo:min-width="4.199cm"/>
    </style:style>
    <style:style style:name="gr8" style:family="graphic" style:parent-style-name="standard">
      <style:graphic-properties svg:stroke-opacity="0%" draw:opacity="30%" draw:textarea-horizontal-align="justify" draw:textarea-vertical-align="middle" draw:auto-grow-height="false" fo:min-height="3.871cm" fo:min-width="4.198cm"/>
    </style:style>
    <style:style style:name="gr9" style:family="graphic" style:parent-style-name="standard">
      <style:graphic-properties svg:stroke-opacity="0%" draw:fill-color="#ff3838" draw:opacity="30%" draw:textarea-horizontal-align="justify" draw:textarea-vertical-align="middle" draw:auto-grow-height="false" fo:min-height="3.872cm" fo:min-width="4.199cm"/>
    </style:style>
    <style:style style:name="gr10" style:family="graphic" style:parent-style-name="objectwithoutfill">
      <style:graphic-properties svg:stroke-width="0.706cm" draw:marker-start-width="1.254cm" draw:marker-end="Symmetric_20_Arrow" draw:marker-end-width="1.354cm" draw:fill="solid" draw:textarea-vertical-align="middle" fo:padding-top="0.473cm" fo:padding-bottom="0.473cm" fo:padding-left="0.598cm" fo:padding-right="0.59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>
      <style:graphic-properties svg:stroke-opacity="0%" draw:fill-color="#ff3838" draw:opacity="30%" draw:textarea-horizontal-align="justify" draw:textarea-vertical-align="middle" draw:auto-grow-height="false" fo:min-height="2.932cm" fo:min-width="7cm"/>
    </style:style>
    <style:style style:name="gr13" style:family="graphic" style:parent-style-name="standard">
      <style:graphic-properties svg:stroke-opacity="0%" draw:opacity="30%" draw:textarea-horizontal-align="justify" draw:textarea-vertical-align="middle" draw:auto-grow-height="false" fo:min-height="4.25cm" fo:min-width="7cm"/>
    </style:style>
    <style:style style:name="gr14" style:family="graphic" style:parent-style-name="standard">
      <style:graphic-properties svg:stroke-opacity="0%" draw:fill-color="#ffff00" draw:opacity="30%" draw:textarea-horizontal-align="justify" draw:textarea-vertical-align="middle" draw:auto-grow-height="false" fo:min-height="4.25cm" fo:min-width="7cm"/>
    </style:style>
    <style:style style:name="gr15" style:family="graphic" style:parent-style-name="standard">
      <style:graphic-properties svg:stroke-opacity="0%" draw:fill-color="#ff3838" draw:opacity="30%" draw:textarea-horizontal-align="justify" draw:textarea-vertical-align="middle" draw:auto-grow-height="false" fo:min-height="4.25cm" fo:min-width="7cm"/>
    </style:style>
    <style:style style:name="gr16" style:family="graphic" style:parent-style-name="standard">
      <style:graphic-properties svg:stroke-opacity="0%" draw:fill-color="#81d41a" draw:opacity="14%" draw:textarea-horizontal-align="justify" draw:textarea-vertical-align="middle" draw:auto-grow-height="false" fo:min-height="4.25cm" fo:min-width="7cm"/>
    </style:style>
    <style:style style:name="gr17" style:family="graphic" style:parent-style-name="standard">
      <style:graphic-properties svg:stroke-opacity="0%" draw:fill-color="#999999" draw:opacity="30%" draw:textarea-horizontal-align="justify" draw:textarea-vertical-align="middle" draw:auto-grow-height="false" fo:min-height="4.25cm" fo:min-width="7cm"/>
    </style:style>
    <style:style style:name="gr18" style:family="graphic" style:parent-style-name="standard">
      <style:graphic-properties svg:stroke-opacity="0%" draw:fill-color="#069a2e" draw:opacity="30%" draw:textarea-horizontal-align="justify" draw:textarea-vertical-align="middle" draw:auto-grow-height="false" fo:min-height="4.25cm" fo:min-width="7cm"/>
    </style:style>
    <style:style style:name="P1" style:family="paragraph">
      <style:paragraph-properties fo:text-align="center"/>
    </style:style>
    <style:style style:name="P2" style:family="paragraph">
      <loext:graphic-properties draw:opacity="30%"/>
      <style:paragraph-properties fo:text-align="center"/>
    </style:style>
    <style:style style:name="P3" style:family="paragraph">
      <loext:graphic-properties draw:fill-color="#ffff00" draw:opacity="30%"/>
      <style:paragraph-properties fo:text-align="center"/>
    </style:style>
    <style:style style:name="P4" style:family="paragraph">
      <loext:graphic-properties draw:fill-color="#ff3838" draw:opacity="30%"/>
      <style:paragraph-properties fo:text-align="center"/>
    </style:style>
    <style:style style:name="P5" style:family="paragraph">
      <loext:graphic-properties draw:fill-color="#81d41a" draw:opacity="14%"/>
      <style:paragraph-properties fo:text-align="center"/>
    </style:style>
    <style:style style:name="P6" style:family="paragraph">
      <loext:graphic-properties draw:fill-color="#999999" draw:opacity="30%"/>
      <style:paragraph-properties fo:text-align="center"/>
    </style:style>
    <style:style style:name="P7" style:family="paragraph">
      <loext:graphic-properties draw:fill-color="#069a2e" draw:opacity="30%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7cm" svg:height="5cm" svg:x="12.674cm" svg:y="0.75cm">
          <draw:image xlink:href="Pictures/10000000000002B900000262EE63DB888747B5DF.jpg" xlink:type="simple" xlink:show="embed" xlink:actuate="onLoad" loext:mime-type="image/jpeg">
            <text:p/>
          </draw:image>
        </draw:frame>
        <draw:g>
          <draw:g>
            <draw:frame draw:style-name="gr1" draw:text-style-name="P1" draw:layer="layout" svg:width="4.699cm" svg:height="4.122cm" svg:x="0.2cm" svg:y="0.2cm">
              <draw:image xlink:href="Pictures/10000000000002B9000002624A32526318582F0F.png" xlink:type="simple" xlink:show="embed" xlink:actuate="onLoad" loext:mime-type="image/png">
                <text:p/>
              </draw:image>
            </draw:frame>
            <draw:custom-shape draw:style-name="gr2" draw:text-style-name="P2" draw:layer="layout" svg:width="4.699cm" svg:height="4.122cm" svg:x="0.2cm" svg:y="0.2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1" draw:text-style-name="P1" draw:layer="layout" svg:width="4.699cm" svg:height="4.122cm" svg:x="0.447cm" svg:y="0.447cm">
              <draw:image xlink:href="Pictures/10000000000002B9000002624A32526318582F0F.png" xlink:type="simple" xlink:show="embed" xlink:actuate="onLoad" loext:mime-type="image/png">
                <text:p/>
              </draw:image>
            </draw:frame>
            <draw:custom-shape draw:style-name="gr3" draw:text-style-name="P3" draw:layer="layout" svg:width="4.699cm" svg:height="4.122cm" svg:x="0.447cm" svg:y="0.447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1" draw:text-style-name="P1" draw:layer="layout" svg:width="4.698cm" svg:height="4.121cm" svg:x="0.695cm" svg:y="0.695cm">
              <draw:image xlink:href="Pictures/10000000000002B9000002624A32526318582F0F.png" xlink:type="simple" xlink:show="embed" xlink:actuate="onLoad" loext:mime-type="image/png">
                <text:p/>
              </draw:image>
            </draw:frame>
            <draw:custom-shape draw:style-name="gr4" draw:text-style-name="P4" draw:layer="layout" svg:width="4.698cm" svg:height="4.121cm" svg:x="0.695cm" svg:y="0.695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1" draw:text-style-name="P1" draw:layer="layout" svg:width="4.699cm" svg:height="4.121cm" svg:x="0.942cm" svg:y="0.942cm">
              <draw:image xlink:href="Pictures/10000000000002B9000002624A32526318582F0F.png" xlink:type="simple" xlink:show="embed" xlink:actuate="onLoad" loext:mime-type="image/png">
                <text:p/>
              </draw:image>
            </draw:frame>
            <draw:custom-shape draw:style-name="gr5" draw:text-style-name="P5" draw:layer="layout" svg:width="4.699cm" svg:height="4.121cm" svg:x="0.942cm" svg:y="0.942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1" draw:text-style-name="P1" draw:layer="layout" svg:width="4.699cm" svg:height="4.122cm" svg:x="1.189cm" svg:y="1.189cm">
              <draw:image xlink:href="Pictures/10000000000002B9000002624A32526318582F0F.png" xlink:type="simple" xlink:show="embed" xlink:actuate="onLoad" loext:mime-type="image/png">
                <text:p/>
              </draw:image>
            </draw:frame>
            <draw:custom-shape draw:style-name="gr6" draw:text-style-name="P6" draw:layer="layout" svg:width="4.699cm" svg:height="4.122cm" svg:x="1.189cm" svg:y="1.189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1" draw:text-style-name="P1" draw:layer="layout" svg:width="4.699cm" svg:height="4.122cm" svg:x="1.436cm" svg:y="1.436cm">
              <draw:image xlink:href="Pictures/10000000000002B9000002624A32526318582F0F.png" xlink:type="simple" xlink:show="embed" xlink:actuate="onLoad" loext:mime-type="image/png">
                <text:p/>
              </draw:image>
            </draw:frame>
            <draw:custom-shape draw:style-name="gr7" draw:text-style-name="P7" draw:layer="layout" svg:width="4.699cm" svg:height="4.122cm" svg:x="1.436cm" svg:y="1.436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1" draw:text-style-name="P1" draw:layer="layout" svg:width="4.698cm" svg:height="4.121cm" svg:x="1.684cm" svg:y="1.684cm">
              <draw:image xlink:href="Pictures/10000000000002B9000002624A32526318582F0F.png" xlink:type="simple" xlink:show="embed" xlink:actuate="onLoad" loext:mime-type="image/png">
                <text:p/>
              </draw:image>
            </draw:frame>
            <draw:custom-shape draw:style-name="gr8" draw:text-style-name="P2" draw:layer="layout" svg:width="4.698cm" svg:height="4.121cm" svg:x="1.684cm" svg:y="1.684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1" draw:text-style-name="P1" draw:layer="layout" svg:width="4.699cm" svg:height="4.122cm" svg:x="1.931cm" svg:y="1.931cm">
              <draw:image xlink:href="Pictures/10000000000002B9000002624A32526318582F0F.png" xlink:type="simple" xlink:show="embed" xlink:actuate="onLoad" loext:mime-type="image/png">
                <text:p/>
              </draw:image>
            </draw:frame>
            <draw:custom-shape draw:style-name="gr3" draw:text-style-name="P3" draw:layer="layout" svg:width="4.699cm" svg:height="4.122cm" svg:x="1.931cm" svg:y="1.931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1" draw:text-style-name="P1" draw:layer="layout" svg:width="4.699cm" svg:height="4.122cm" svg:x="2.178cm" svg:y="2.178cm">
              <draw:image xlink:href="Pictures/10000000000002B9000002624A32526318582F0F.png" xlink:type="simple" xlink:show="embed" xlink:actuate="onLoad" loext:mime-type="image/png">
                <text:p/>
              </draw:image>
            </draw:frame>
            <draw:custom-shape draw:style-name="gr9" draw:text-style-name="P4" draw:layer="layout" svg:width="4.699cm" svg:height="4.122cm" svg:x="2.178cm" svg:y="2.178cm">
              <text:p/>
              <draw:enhanced-geometry svg:viewBox="0 0 21600 21600" draw:type="rectangle" draw:enhanced-path="M 0 0 L 21600 0 21600 21600 0 21600 0 0 Z N"/>
            </draw:custom-shape>
          </draw:g>
        </draw:g>
        <draw:line draw:style-name="gr10" draw:text-style-name="P8" draw:layer="layout" svg:x1="7.644cm" svg:y1="3.45cm" svg:x2="11.835cm" svg:y2="3.45cm">
          <text:p/>
        </draw:line>
        <draw:frame draw:style-name="gr11" draw:text-style-name="P10" draw:layer="layout" svg:width="5.425cm" svg:height="1.427cm" svg:x="7.113cm" svg:y="1.437cm">
          <draw:text-box>
            <text:p text:style-name="P9"><text:span text:style-name="T1">M</text:span><text:span text:style-name="T1">a</text:span><text:span text:style-name="T1">x</text:span><text:span text:style-name="T1">i</text:span><text:span text:style-name="T1">m</text:span><text:span text:style-name="T1">u</text:span><text:span text:style-name="T1">m</text:span><text:span text:style-name="T1"> </text:span><text:span text:style-name="T1">i</text:span><text:span text:style-name="T1">n</text:span><text:span text:style-name="T1">t</text:span><text:span text:style-name="T1">e</text:span><text:span text:style-name="T1">n</text:span><text:span text:style-name="T1">s</text:span><text:span text:style-name="T1">i</text:span><text:span text:style-name="T1">t</text:span><text:span text:style-name="T1">y</text:span><text:span text:style-name="T1"> </text:span></text:p>
            <text:p text:style-name="P9"><text:span text:style-name="T1">p</text:span><text:span text:style-name="T1">r</text:span><text:span text:style-name="T1">o</text:span><text:span text:style-name="T1">j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1" draw:text-style-name="P1" draw:layer="layout" svg:width="5.7cm" svg:height="5cm" svg:x="12.674cm" svg:y="8.15cm">
          <draw:image xlink:href="Pictures/10000000000002B900000262EE63DB888747B5DF.jpg" xlink:type="simple" xlink:show="embed" xlink:actuate="onLoad" loext:mime-type="image/jpeg">
            <text:p/>
          </draw:image>
        </draw:frame>
        <draw:g>
          <draw:frame draw:style-name="gr1" draw:text-style-name="P1" draw:layer="layout" svg:width="4.699cm" svg:height="4.122cm" svg:x="0.2cm" svg:y="7.6cm">
            <draw:image xlink:href="Pictures/10000000000002B9000002624A32526318582F0F.png" xlink:type="simple" xlink:show="embed" xlink:actuate="onLoad" loext:mime-type="image/png">
              <text:p/>
            </draw:image>
          </draw:frame>
          <draw:custom-shape draw:style-name="gr2" draw:text-style-name="P2" draw:layer="layout" svg:width="4.699cm" svg:height="4.122cm" svg:x="0.2cm" svg:y="7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1" draw:text-style-name="P1" draw:layer="layout" svg:width="4.699cm" svg:height="4.122cm" svg:x="0.447cm" svg:y="7.847cm">
            <draw:image xlink:href="Pictures/10000000000002B9000002624A32526318582F0F.png" xlink:type="simple" xlink:show="embed" xlink:actuate="onLoad" loext:mime-type="image/png">
              <text:p/>
            </draw:image>
          </draw:frame>
          <draw:custom-shape draw:style-name="gr3" draw:text-style-name="P3" draw:layer="layout" svg:width="4.699cm" svg:height="4.122cm" svg:x="0.447cm" svg:y="7.8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1" draw:text-style-name="P1" draw:layer="layout" svg:width="4.698cm" svg:height="4.121cm" svg:x="0.695cm" svg:y="8.095cm">
            <draw:image xlink:href="Pictures/10000000000002B9000002624A32526318582F0F.png" xlink:type="simple" xlink:show="embed" xlink:actuate="onLoad" loext:mime-type="image/png">
              <text:p/>
            </draw:image>
          </draw:frame>
          <draw:custom-shape draw:style-name="gr4" draw:text-style-name="P4" draw:layer="layout" svg:width="4.698cm" svg:height="4.121cm" svg:x="0.695cm" svg:y="8.0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1" draw:text-style-name="P1" draw:layer="layout" svg:width="4.699cm" svg:height="4.121cm" svg:x="0.942cm" svg:y="8.342cm">
            <draw:image xlink:href="Pictures/10000000000002B9000002624A32526318582F0F.png" xlink:type="simple" xlink:show="embed" xlink:actuate="onLoad" loext:mime-type="image/png">
              <text:p/>
            </draw:image>
          </draw:frame>
          <draw:custom-shape draw:style-name="gr5" draw:text-style-name="P5" draw:layer="layout" svg:width="4.699cm" svg:height="4.121cm" svg:x="0.942cm" svg:y="8.3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1" draw:text-style-name="P1" draw:layer="layout" svg:width="4.699cm" svg:height="4.122cm" svg:x="1.189cm" svg:y="8.589cm">
            <draw:image xlink:href="Pictures/10000000000002B9000002624A32526318582F0F.png" xlink:type="simple" xlink:show="embed" xlink:actuate="onLoad" loext:mime-type="image/png">
              <text:p/>
            </draw:image>
          </draw:frame>
          <draw:custom-shape draw:style-name="gr6" draw:text-style-name="P6" draw:layer="layout" svg:width="4.699cm" svg:height="4.122cm" svg:x="1.189cm" svg:y="8.5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1" draw:text-style-name="P1" draw:layer="layout" svg:width="4.699cm" svg:height="4.122cm" svg:x="1.436cm" svg:y="8.836cm">
            <draw:image xlink:href="Pictures/10000000000002B9000002624A32526318582F0F.png" xlink:type="simple" xlink:show="embed" xlink:actuate="onLoad" loext:mime-type="image/png">
              <text:p/>
            </draw:image>
          </draw:frame>
          <draw:custom-shape draw:style-name="gr7" draw:text-style-name="P7" draw:layer="layout" svg:width="4.699cm" svg:height="4.122cm" svg:x="1.436cm" svg:y="8.8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1" draw:text-style-name="P1" draw:layer="layout" svg:width="4.698cm" svg:height="4.121cm" svg:x="1.684cm" svg:y="9.084cm">
            <draw:image xlink:href="Pictures/10000000000002B9000002624A32526318582F0F.png" xlink:type="simple" xlink:show="embed" xlink:actuate="onLoad" loext:mime-type="image/png">
              <text:p/>
            </draw:image>
          </draw:frame>
          <draw:custom-shape draw:style-name="gr8" draw:text-style-name="P2" draw:layer="layout" svg:width="4.698cm" svg:height="4.121cm" svg:x="1.684cm" svg:y="9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1" draw:text-style-name="P1" draw:layer="layout" svg:width="4.699cm" svg:height="4.122cm" svg:x="1.931cm" svg:y="9.331cm">
            <draw:image xlink:href="Pictures/10000000000002B9000002624A32526318582F0F.png" xlink:type="simple" xlink:show="embed" xlink:actuate="onLoad" loext:mime-type="image/png">
              <text:p/>
            </draw:image>
          </draw:frame>
          <draw:custom-shape draw:style-name="gr3" draw:text-style-name="P3" draw:layer="layout" svg:width="4.699cm" svg:height="4.122cm" svg:x="1.931cm" svg:y="9.3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1" draw:text-style-name="P1" draw:layer="layout" svg:width="4.699cm" svg:height="4.122cm" svg:x="2.178cm" svg:y="9.578cm">
            <draw:image xlink:href="Pictures/10000000000002B9000002624A32526318582F0F.png" xlink:type="simple" xlink:show="embed" xlink:actuate="onLoad" loext:mime-type="image/png">
              <text:p/>
            </draw:image>
          </draw:frame>
          <draw:custom-shape draw:style-name="gr9" draw:text-style-name="P4" draw:layer="layout" svg:width="4.699cm" svg:height="4.122cm" svg:x="2.178cm" svg:y="9.5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0" draw:text-style-name="P8" draw:layer="layout" svg:x1="7.644cm" svg:y1="10.85cm" svg:x2="11.835cm" svg:y2="10.85cm">
          <text:p/>
        </draw:line>
        <draw:frame draw:style-name="gr11" draw:text-style-name="P10" draw:layer="layout" svg:width="5.425cm" svg:height="1.427cm" svg:x="7.113cm" svg:y="8.837cm">
          <draw:text-box>
            <text:p text:style-name="P9"><text:span text:style-name="T1">M</text:span><text:span text:style-name="T1">a</text:span><text:span text:style-name="T1">x</text:span><text:span text:style-name="T1">i</text:span><text:span text:style-name="T1">m</text:span><text:span text:style-name="T1">u</text:span><text:span text:style-name="T1">m</text:span><text:span text:style-name="T1"> </text:span><text:span text:style-name="T1">i</text:span><text:span text:style-name="T1">n</text:span><text:span text:style-name="T1">t</text:span><text:span text:style-name="T1">e</text:span><text:span text:style-name="T1">n</text:span><text:span text:style-name="T1">s</text:span><text:span text:style-name="T1">i</text:span><text:span text:style-name="T1">t</text:span><text:span text:style-name="T1">y</text:span><text:span text:style-name="T1"> </text:span></text:p>
            <text:p text:style-name="P9"><text:span text:style-name="T1">p</text:span><text:span text:style-name="T1">r</text:span><text:span text:style-name="T1">o</text:span><text:span text:style-name="T1">j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/text:p>
          </draw:text-box>
        </draw:frame>
        <draw:g>
          <draw:frame draw:style-name="gr1" draw:text-style-name="P1" draw:layer="layout" svg:width="7.5cm" svg:height="3.182cm" draw:transform="skewX (0.785398163397448) translate (3.382cm 15.318cm)">
            <draw:image xlink:href="Pictures/10000000000002B9000002624A32526318582F0F.png" xlink:type="simple" xlink:show="embed" xlink:actuate="onLoad" loext:mime-type="image/png">
              <text:p/>
            </draw:image>
          </draw:frame>
          <draw:custom-shape draw:style-name="gr12" draw:text-style-name="P4" draw:layer="layout" svg:width="7.5cm" svg:height="3.182cm" draw:transform="skewX (0.785398163397448) translate (3.382cm 15.3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1" draw:text-style-name="P1" draw:layer="layout" svg:width="7.5cm" svg:height="4.5cm" svg:x="0.2cm" svg:y="18.6cm">
            <draw:image xlink:href="Pictures/10000000000002B9000002624A32526318582F0F.png" xlink:type="simple" xlink:show="embed" xlink:actuate="onLoad" loext:mime-type="image/png">
              <text:p/>
            </draw:image>
          </draw:frame>
          <draw:custom-shape draw:style-name="gr13" draw:text-style-name="P2" draw:layer="layout" svg:width="7.5cm" svg:height="4.5cm" svg:x="0.2cm" svg:y="18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1" draw:text-style-name="P1" draw:layer="layout" svg:width="7.5cm" svg:height="4.5cm" svg:x="0.2cm" svg:y="23.2cm">
            <draw:image xlink:href="Pictures/10000000000002B9000002624A32526318582F0F.png" xlink:type="simple" xlink:show="embed" xlink:actuate="onLoad" loext:mime-type="image/png">
              <text:p/>
            </draw:image>
          </draw:frame>
          <draw:custom-shape draw:style-name="gr14" draw:text-style-name="P3" draw:layer="layout" svg:width="7.5cm" svg:height="4.5cm" svg:x="0.2cm" svg:y="23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1" draw:text-style-name="P1" draw:layer="layout" svg:width="7.5cm" svg:height="4.5cm" svg:x="0.2cm" svg:y="55.4cm">
            <draw:image xlink:href="Pictures/10000000000002B9000002624A32526318582F0F.png" xlink:type="simple" xlink:show="embed" xlink:actuate="onLoad" loext:mime-type="image/png">
              <text:p/>
            </draw:image>
          </draw:frame>
          <draw:custom-shape draw:style-name="gr15" draw:text-style-name="P4" draw:layer="layout" svg:width="7.5cm" svg:height="4.5cm" svg:x="0.2cm" svg:y="55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1" draw:text-style-name="P1" draw:layer="layout" svg:width="7.5cm" svg:height="4.5cm" svg:x="0.2cm" svg:y="50.8cm">
            <draw:image xlink:href="Pictures/10000000000002B9000002624A32526318582F0F.png" xlink:type="simple" xlink:show="embed" xlink:actuate="onLoad" loext:mime-type="image/png">
              <text:p/>
            </draw:image>
          </draw:frame>
          <draw:custom-shape draw:style-name="gr16" draw:text-style-name="P5" draw:layer="layout" svg:width="7.5cm" svg:height="4.5cm" svg:x="0.2cm" svg:y="5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1" draw:text-style-name="P1" draw:layer="layout" svg:width="7.5cm" svg:height="4.5cm" svg:x="0.2cm" svg:y="46.2cm">
            <draw:image xlink:href="Pictures/10000000000002B9000002624A32526318582F0F.png" xlink:type="simple" xlink:show="embed" xlink:actuate="onLoad" loext:mime-type="image/png">
              <text:p/>
            </draw:image>
          </draw:frame>
          <draw:custom-shape draw:style-name="gr17" draw:text-style-name="P6" draw:layer="layout" svg:width="7.5cm" svg:height="4.5cm" svg:x="0.2cm" svg:y="4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1" draw:text-style-name="P1" draw:layer="layout" svg:width="7.5cm" svg:height="4.5cm" svg:x="0.2cm" svg:y="41.6cm">
            <draw:image xlink:href="Pictures/10000000000002B9000002624A32526318582F0F.png" xlink:type="simple" xlink:show="embed" xlink:actuate="onLoad" loext:mime-type="image/png">
              <text:p/>
            </draw:image>
          </draw:frame>
          <draw:custom-shape draw:style-name="gr18" draw:text-style-name="P7" draw:layer="layout" svg:width="7.5cm" svg:height="4.5cm" svg:x="0.2cm" svg:y="41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1" draw:text-style-name="P1" draw:layer="layout" svg:width="7.5cm" svg:height="4.5cm" svg:x="0.2cm" svg:y="37cm">
            <draw:image xlink:href="Pictures/10000000000002B9000002624A32526318582F0F.png" xlink:type="simple" xlink:show="embed" xlink:actuate="onLoad" loext:mime-type="image/png">
              <text:p/>
            </draw:image>
          </draw:frame>
          <draw:custom-shape draw:style-name="gr13" draw:text-style-name="P2" draw:layer="layout" svg:width="7.5cm" svg:height="4.5cm" svg:x="0.2cm" svg:y="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1" draw:text-style-name="P1" draw:layer="layout" svg:width="7.5cm" svg:height="4.5cm" svg:x="0.2cm" svg:y="32.4cm">
            <draw:image xlink:href="Pictures/10000000000002B9000002624A32526318582F0F.png" xlink:type="simple" xlink:show="embed" xlink:actuate="onLoad" loext:mime-type="image/png">
              <text:p/>
            </draw:image>
          </draw:frame>
          <draw:custom-shape draw:style-name="gr14" draw:text-style-name="P3" draw:layer="layout" svg:width="7.5cm" svg:height="4.5cm" svg:x="0.2cm" svg:y="32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1" draw:text-style-name="P1" draw:layer="layout" svg:width="7.5cm" svg:height="4.5cm" svg:x="0.2cm" svg:y="27.8cm">
            <draw:image xlink:href="Pictures/10000000000002B9000002624A32526318582F0F.png" xlink:type="simple" xlink:show="embed" xlink:actuate="onLoad" loext:mime-type="image/png">
              <text:p/>
            </draw:image>
          </draw:frame>
          <draw:custom-shape draw:style-name="gr15" draw:text-style-name="P4" draw:layer="layout" svg:width="7.5cm" svg:height="4.5cm" svg:x="0.2cm" svg:y="27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cm" fo:page-height="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11:45:53.156684131</meta:creation-date>
    <dc:date>2021-05-21T13:53:35.027172266</dc:date>
    <meta:editing-duration>PT1H16M34S</meta:editing-duration>
    <meta:editing-cycles>3</meta:editing-cycles>
    <meta:generator>LibreOffice/6.4.7.2$Linux_X86_64 LibreOffice_project/40$Build-2</meta:generator>
    <meta:document-statistic meta:object-count="91"/>
  </office:meta>
</office:document-meta>
</file>